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18.2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6.65pt" fo:break-before="auto" style:use-optimal-row-height="true"/>
    </style:style>
    <style:style style:name="ro6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3"/>
        <table:table-column table:style-name="co1" table:number-columns-repeated="12" table:default-cell-style-name="Default"/>
        <table:table-column table:style-name="co1" table:default-cell-style-name="ce3"/>
        <table:table-column table:style-name="co1" table:number-columns-repeated="21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 table:number-columns-repeated="2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3" office:value-type="string" calcext:value-type="string">
            <text:p>Changes in growth parameters of Pseudomonas pseudoalcaligenes after ten months culturing at increasing temperature</text:p>
          </table:table-cell>
          <table:table-cell table:style-name="ce3" office:value-type="string" calcext:value-type="string">
            <text:p>(Shi and Xia, 2003)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/>
          <table:table-cell table:number-columns-repeated="21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12"/>
          <table:table-cell table:style-name="Default"/>
          <table:table-cell table:number-columns-repeated="21"/>
        </table:table-row>
        <table:table-row table:style-name="ro4">
          <table:table-cell table:number-columns-repeated="3"/>
          <table:table-cell table:style-name="ce3" office:value-type="string" calcext:value-type="string">
            <text:p>maximum yield reached</text:p>
          </table:table-cell>
          <table:table-cell table:number-columns-repeated="2"/>
          <table:table-cell office:value-type="string" calcext:value-type="string">
            <text:p>From paper</text:p>
          </table:table-cell>
          <table:table-cell office:value-type="float" office:value="4.6477" calcext:value-type="float">
            <text:p>4.6477</text:p>
          </table:table-cell>
          <table:table-cell office:value-type="float" office:value="0.0474" calcext:value-type="float">
            <text:p>0.0474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nc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563" calcext:value-type="float">
            <text:p>4.6563</text:p>
          </table:table-cell>
          <table:table-cell office:value-type="float" office:value="0.0413" calcext:value-type="float">
            <text:p>0.0413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1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569" calcext:value-type="float">
            <text:p>4.6569</text:p>
          </table:table-cell>
          <table:table-cell office:value-type="float" office:value="0.0851" calcext:value-type="float">
            <text:p>0.0851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2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633" calcext:value-type="float">
            <text:p>4.6633</text:p>
          </table:table-cell>
          <table:table-cell office:value-type="float" office:value="0.1076" calcext:value-type="float">
            <text:p>0.1076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3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284" calcext:value-type="float">
            <text:p>4.6284</text:p>
          </table:table-cell>
          <table:table-cell office:value-type="float" office:value="0.0503" calcext:value-type="float">
            <text:p>0.0503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1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447" calcext:value-type="float">
            <text:p>4.6447</text:p>
          </table:table-cell>
          <table:table-cell office:value-type="float" office:value="0.0618" calcext:value-type="float">
            <text:p>0.0618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2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8628" calcext:value-type="float">
            <text:p>4.8628</text:p>
          </table:table-cell>
          <table:table-cell office:value-type="float" office:value="0.0718" calcext:value-type="float">
            <text:p>0.0718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3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5758" calcext:value-type="float">
            <text:p>4.5758</text:p>
          </table:table-cell>
          <table:table-cell office:value-type="float" office:value="0.0571" calcext:value-type="float">
            <text:p>0.0571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1 43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378" calcext:value-type="float">
            <text:p>4.6378</text:p>
          </table:table-cell>
          <table:table-cell office:value-type="float" office:value="0.0716" calcext:value-type="float">
            <text:p>0.071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2 43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8407" calcext:value-type="float">
            <text:p>4.8407</text:p>
          </table:table-cell>
          <table:table-cell office:value-type="float" office:value="0.0661" calcext:value-type="float">
            <text:p>0.0661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3 43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5726" calcext:value-type="float">
            <text:p>4.5726</text:p>
          </table:table-cell>
          <table:table-cell office:value-type="float" office:value="0.0611" calcext:value-type="float">
            <text:p>0.0611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1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7964" calcext:value-type="float">
            <text:p>4.7964</text:p>
          </table:table-cell>
          <table:table-cell office:value-type="float" office:value="0.0627" calcext:value-type="float">
            <text:p>0.0627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2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9482" calcext:value-type="float">
            <text:p>4.9482</text:p>
          </table:table-cell>
          <table:table-cell office:value-type="float" office:value="0.0602" calcext:value-type="float">
            <text:p>0.0602</text:p>
          </table:table-cell>
          <table:table-cell table:number-columns-repeated="10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3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342" calcext:value-type="float">
            <text:p>4.6342</text:p>
          </table:table-cell>
          <table:table-cell office:value-type="float" office:value="0.0526" calcext:value-type="float">
            <text:p>0.0526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1 47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558" calcext:value-type="float">
            <text:p>4.6558</text:p>
          </table:table-cell>
          <table:table-cell office:value-type="float" office:value="0.0564" calcext:value-type="float">
            <text:p>0.0564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2 47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918" calcext:value-type="float">
            <text:p>4.918</text:p>
          </table:table-cell>
          <table:table-cell office:value-type="float" office:value="0.0571" calcext:value-type="float">
            <text:p>0.0571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3 47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3848" calcext:value-type="float">
            <text:p>3.3848</text:p>
          </table:table-cell>
          <table:table-cell office:value-type="float" office:value="0.0915" calcext:value-type="float">
            <text:p>0.0915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c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4637" calcext:value-type="float">
            <text:p>3.4637</text:p>
          </table:table-cell>
          <table:table-cell office:value-type="float" office:value="0.146" calcext:value-type="float">
            <text:p>0.14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1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6503" calcext:value-type="float">
            <text:p>3.6503</text:p>
          </table:table-cell>
          <table:table-cell office:value-type="float" office:value="0.187" calcext:value-type="float">
            <text:p>0.18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2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3586" calcext:value-type="float">
            <text:p>3.3586</text:p>
          </table:table-cell>
          <table:table-cell office:value-type="float" office:value="0.0959" calcext:value-type="float">
            <text:p>0.09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3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6973" calcext:value-type="float">
            <text:p>3.6973</text:p>
          </table:table-cell>
          <table:table-cell office:value-type="float" office:value="0.1166" calcext:value-type="float">
            <text:p>0.116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1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2.8906" calcext:value-type="float">
            <text:p>2.8906</text:p>
          </table:table-cell>
          <table:table-cell office:value-type="float" office:value="0.1022" calcext:value-type="float">
            <text:p>0.102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2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0395" calcext:value-type="float">
            <text:p>3.0395</text:p>
          </table:table-cell>
          <table:table-cell office:value-type="float" office:value="0.1145" calcext:value-type="float">
            <text:p>0.1145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3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0641" calcext:value-type="float">
            <text:p>4.0641</text:p>
          </table:table-cell>
          <table:table-cell office:value-type="float" office:value="0.0653" calcext:value-type="float">
            <text:p>0.065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1 43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3227" calcext:value-type="float">
            <text:p>3.3227</text:p>
          </table:table-cell>
          <table:table-cell office:value-type="float" office:value="0.0566" calcext:value-type="float">
            <text:p>0.056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2 43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6964" calcext:value-type="float">
            <text:p>3.6964</text:p>
          </table:table-cell>
          <table:table-cell office:value-type="float" office:value="0.0816" calcext:value-type="float">
            <text:p>0.081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3 43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356" calcext:value-type="float">
            <text:p>3.356</text:p>
          </table:table-cell>
          <table:table-cell office:value-type="float" office:value="0.0662" calcext:value-type="float">
            <text:p>0.066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1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7049" calcext:value-type="float">
            <text:p>3.7049</text:p>
          </table:table-cell>
          <table:table-cell office:value-type="float" office:value="0.0821" calcext:value-type="float">
            <text:p>0.082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2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3.5854" calcext:value-type="float">
            <text:p>3.5854</text:p>
          </table:table-cell>
          <table:table-cell office:value-type="float" office:value="0.0858" calcext:value-type="float">
            <text:p>0.085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3 35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306" calcext:value-type="float">
            <text:p>4.6306</text:p>
          </table:table-cell>
          <table:table-cell office:value-type="float" office:value="0.0358" calcext:value-type="float">
            <text:p>0.0358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1 47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7223" calcext:value-type="float">
            <text:p>4.7223</text:p>
          </table:table-cell>
          <table:table-cell office:value-type="float" office:value="0.0411" calcext:value-type="float">
            <text:p>0.0411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2 47° C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4.6145" calcext:value-type="float">
            <text:p>4.6145</text:p>
          </table:table-cell>
          <table:table-cell office:value-type="float" office:value="0.0352" calcext:value-type="float">
            <text:p>0.0352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3 47° C</text:p>
          </table:table-cell>
          <table:table-cell table:number-columns-repeated="21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12"/>
          <table:table-cell table:style-name="Default"/>
          <table:table-cell table:number-columns-repeated="21"/>
        </table:table-row>
        <table:table-row table:style-name="ro5">
          <table:table-cell table:number-columns-repeated="3"/>
          <table:table-cell table:style-name="ce3" office:value-type="string" calcext:value-type="string">
            <text:p>maximum growth rate, h−1</text:p>
          </table:table-cell>
          <table:table-cell table:number-columns-repeated="2"/>
          <table:table-cell table:style-name="ce3"/>
          <table:table-cell office:value-type="float" office:value="1.123" calcext:value-type="float">
            <text:p>1.123</text:p>
          </table:table-cell>
          <table:table-cell office:value-type="float" office:value="0.0487" calcext:value-type="float">
            <text:p>0.0487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nc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197" calcext:value-type="float">
            <text:p>1.197</text:p>
          </table:table-cell>
          <table:table-cell office:value-type="float" office:value="0.0474" calcext:value-type="float">
            <text:p>0.0474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1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2819" calcext:value-type="float">
            <text:p>1.2819</text:p>
          </table:table-cell>
          <table:table-cell office:value-type="float" office:value="0.1137" calcext:value-type="float">
            <text:p>0.1137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2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0921" calcext:value-type="float">
            <text:p>1.0921</text:p>
          </table:table-cell>
          <table:table-cell office:value-type="float" office:value="0.1053" calcext:value-type="float">
            <text:p>0.1053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3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6078" calcext:value-type="float">
            <text:p>1.6078</text:p>
          </table:table-cell>
          <table:table-cell office:value-type="float" office:value="0.108" calcext:value-type="float">
            <text:p>0.108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1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2274" calcext:value-type="float">
            <text:p>1.2274</text:p>
          </table:table-cell>
          <table:table-cell office:value-type="float" office:value="0.0764" calcext:value-type="float">
            <text:p>0.0764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2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4047" calcext:value-type="float">
            <text:p>1.4047</text:p>
          </table:table-cell>
          <table:table-cell office:value-type="float" office:value="0.1054" calcext:value-type="float">
            <text:p>0.1054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3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3442" calcext:value-type="float">
            <text:p>1.3442</text:p>
          </table:table-cell>
          <table:table-cell office:value-type="float" office:value="0.0865" calcext:value-type="float">
            <text:p>0.0865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1 43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3159" calcext:value-type="float">
            <text:p>1.3159</text:p>
          </table:table-cell>
          <table:table-cell office:value-type="float" office:value="0.1001" calcext:value-type="float">
            <text:p>0.1001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2 43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1793" calcext:value-type="float">
            <text:p>1.1793</text:p>
          </table:table-cell>
          <table:table-cell office:value-type="float" office:value="0.0696" calcext:value-type="float">
            <text:p>0.0696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3 43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5887" calcext:value-type="float">
            <text:p>1.5887</text:p>
          </table:table-cell>
          <table:table-cell office:value-type="float" office:value="0.1296" calcext:value-type="float">
            <text:p>0.1296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1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5627" calcext:value-type="float">
            <text:p>1.5627</text:p>
          </table:table-cell>
          <table:table-cell office:value-type="float" office:value="0.1122" calcext:value-type="float">
            <text:p>0.1122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2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4038" calcext:value-type="float">
            <text:p>1.4038</text:p>
          </table:table-cell>
          <table:table-cell office:value-type="float" office:value="0.0858" calcext:value-type="float">
            <text:p>0.0858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3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6578" calcext:value-type="float">
            <text:p>1.6578</text:p>
          </table:table-cell>
          <table:table-cell office:value-type="float" office:value="0.1172" calcext:value-type="float">
            <text:p>0.1172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1 47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5112" calcext:value-type="float">
            <text:p>1.5112</text:p>
          </table:table-cell>
          <table:table-cell office:value-type="float" office:value="0.102" calcext:value-type="float">
            <text:p>0.102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2 47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1693" calcext:value-type="float">
            <text:p>1.1693</text:p>
          </table:table-cell>
          <table:table-cell office:value-type="float" office:value="0.0571" calcext:value-type="float">
            <text:p>0.0571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3 47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2794" calcext:value-type="float">
            <text:p>0.2794</text:p>
          </table:table-cell>
          <table:table-cell office:value-type="float" office:value="0.02" calcext:value-type="float">
            <text:p>0.0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c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2667" calcext:value-type="float">
            <text:p>0.2667</text:p>
          </table:table-cell>
          <table:table-cell office:value-type="float" office:value="0.0276" calcext:value-type="float">
            <text:p>0.027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1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2707" calcext:value-type="float">
            <text:p>0.2707</text:p>
          </table:table-cell>
          <table:table-cell office:value-type="float" office:value="0.0321" calcext:value-type="float">
            <text:p>0.032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2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3261" calcext:value-type="float">
            <text:p>0.3261</text:p>
          </table:table-cell>
          <table:table-cell office:value-type="float" office:value="0.0287" calcext:value-type="float">
            <text:p>0.028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3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2596" calcext:value-type="float">
            <text:p>0.2596</text:p>
          </table:table-cell>
          <table:table-cell office:value-type="float" office:value="0.018" calcext:value-type="float">
            <text:p>0.01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1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294" calcext:value-type="float">
            <text:p>0.294</text:p>
          </table:table-cell>
          <table:table-cell office:value-type="float" office:value="0.0322" calcext:value-type="float">
            <text:p>0.032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2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2466" calcext:value-type="float">
            <text:p>0.2466</text:p>
          </table:table-cell>
          <table:table-cell office:value-type="float" office:value="0.0228" calcext:value-type="float">
            <text:p>0.022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3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3563" calcext:value-type="float">
            <text:p>0.3563</text:p>
          </table:table-cell>
          <table:table-cell office:value-type="float" office:value="0.0153" calcext:value-type="float">
            <text:p>0.015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1 43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4715" calcext:value-type="float">
            <text:p>0.4715</text:p>
          </table:table-cell>
          <table:table-cell office:value-type="float" office:value="0.032" calcext:value-type="float">
            <text:p>0.032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2 43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4454" calcext:value-type="float">
            <text:p>0.4454</text:p>
          </table:table-cell>
          <table:table-cell office:value-type="float" office:value="0.0342" calcext:value-type="float">
            <text:p>0.0342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3 43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3126" calcext:value-type="float">
            <text:p>0.3126</text:p>
          </table:table-cell>
          <table:table-cell office:value-type="float" office:value="0.0181" calcext:value-type="float">
            <text:p>0.0181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1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4218" calcext:value-type="float">
            <text:p>0.4218</text:p>
          </table:table-cell>
          <table:table-cell office:value-type="float" office:value="0.0332" calcext:value-type="float">
            <text:p>0.033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2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0.3127" calcext:value-type="float">
            <text:p>0.3127</text:p>
          </table:table-cell>
          <table:table-cell office:value-type="float" office:value="0.0202" calcext:value-type="float">
            <text:p>0.020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3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5407" calcext:value-type="float">
            <text:p>1.5407</text:p>
          </table:table-cell>
          <table:table-cell office:value-type="float" office:value="0.0839" calcext:value-type="float">
            <text:p>0.0839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1 47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3706" calcext:value-type="float">
            <text:p>1.3706</text:p>
          </table:table-cell>
          <table:table-cell office:value-type="float" office:value="0.0769" calcext:value-type="float">
            <text:p>0.0769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2 47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2379" calcext:value-type="float">
            <text:p>1.2379</text:p>
          </table:table-cell>
          <table:table-cell office:value-type="float" office:value="0.0575" calcext:value-type="float">
            <text:p>0.0575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3 47° C</text:p>
          </table:table-cell>
          <table:table-cell table:number-columns-repeated="21"/>
        </table:table-row>
        <table:table-row table:style-name="ro3" table:number-rows-repeated="2">
          <table:table-cell table:number-columns-repeated="7"/>
          <table:table-cell table:style-name="Default" table:number-columns-repeated="2"/>
          <table:table-cell table:number-columns-repeated="12"/>
          <table:table-cell table:style-name="Default"/>
          <table:table-cell table:number-columns-repeated="21"/>
        </table:table-row>
        <table:table-row table:style-name="ro6">
          <table:table-cell table:number-columns-repeated="3"/>
          <table:table-cell table:style-name="ce3" office:value-type="string" calcext:value-type="string">
            <text:p>lag time, h</text:p>
          </table:table-cell>
          <table:table-cell table:number-columns-repeated="2"/>
          <table:table-cell table:style-name="ce3"/>
          <table:table-cell office:value-type="float" office:value="1.2725" calcext:value-type="float">
            <text:p>1.2725</text:p>
          </table:table-cell>
          <table:table-cell office:value-type="float" office:value="0.0802" calcext:value-type="float">
            <text:p>0.0802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nc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256" calcext:value-type="float">
            <text:p>1.256</text:p>
          </table:table-cell>
          <table:table-cell office:value-type="float" office:value="0.0677" calcext:value-type="float">
            <text:p>0.0677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1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0586" calcext:value-type="float">
            <text:p>1.0586</text:p>
          </table:table-cell>
          <table:table-cell office:value-type="float" office:value="0.1297" calcext:value-type="float">
            <text:p>0.1297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2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1118" calcext:value-type="float">
            <text:p>1.1118</text:p>
          </table:table-cell>
          <table:table-cell office:value-type="float" office:value="0.176" calcext:value-type="float">
            <text:p>0.176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0-3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0482" calcext:value-type="float">
            <text:p>1.0482</text:p>
          </table:table-cell>
          <table:table-cell office:value-type="float" office:value="0.0715" calcext:value-type="float">
            <text:p>0.0715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1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05" calcext:value-type="float">
            <text:p>1.05</text:p>
          </table:table-cell>
          <table:table-cell office:value-type="float" office:value="0.0959" calcext:value-type="float">
            <text:p>0.0959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2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0582" calcext:value-type="float">
            <text:p>1.0582</text:p>
          </table:table-cell>
          <table:table-cell office:value-type="float" office:value="0.1028" calcext:value-type="float">
            <text:p>0.1028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3-3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0705" calcext:value-type="float">
            <text:p>1.0705</text:p>
          </table:table-cell>
          <table:table-cell office:value-type="float" office:value="0.0864" calcext:value-type="float">
            <text:p>0.0864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1 43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1382" calcext:value-type="float">
            <text:p>1.1382</text:p>
          </table:table-cell>
          <table:table-cell office:value-type="float" office:value="0.1094" calcext:value-type="float">
            <text:p>0.1094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2 43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1165" calcext:value-type="float">
            <text:p>1.1165</text:p>
          </table:table-cell>
          <table:table-cell office:value-type="float" office:value="0.1028" calcext:value-type="float">
            <text:p>0.1028</text:p>
          </table:table-cell>
          <table:table-cell table:style-name="ce3" table:number-columns-repeated="3"/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3-3 43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1127" calcext:value-type="float">
            <text:p>1.1127</text:p>
          </table:table-cell>
          <table:table-cell office:value-type="float" office:value="0.0876" calcext:value-type="float">
            <text:p>0.0876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1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2593" calcext:value-type="float">
            <text:p>1.2593</text:p>
          </table:table-cell>
          <table:table-cell office:value-type="float" office:value="0.0886" calcext:value-type="float">
            <text:p>0.0886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2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0247" calcext:value-type="float">
            <text:p>1.0247</text:p>
          </table:table-cell>
          <table:table-cell office:value-type="float" office:value="0.0851" calcext:value-type="float">
            <text:p>0.0851</text:p>
          </table:table-cell>
          <table:table-cell table:style-name="ce3" table:number-columns-repeated="3"/>
          <table:table-cell table:number-columns-repeated="7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10-3 35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1652" calcext:value-type="float">
            <text:p>1.1652</text:p>
          </table:table-cell>
          <table:table-cell office:value-type="float" office:value="0.0736" calcext:value-type="float">
            <text:p>0.0736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1 47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1752" calcext:value-type="float">
            <text:p>1.1752</text:p>
          </table:table-cell>
          <table:table-cell office:value-type="float" office:value="0.0812" calcext:value-type="float">
            <text:p>0.0812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2 47° C</text:p>
          </table:table-cell>
          <table:table-cell table:number-columns-repeated="21"/>
        </table:table-row>
        <table:table-row table:style-name="ro6">
          <table:table-cell table:number-columns-repeated="6"/>
          <table:table-cell table:style-name="ce3"/>
          <table:table-cell office:value-type="float" office:value="1.3661" calcext:value-type="float">
            <text:p>1.3661</text:p>
          </table:table-cell>
          <table:table-cell office:value-type="float" office:value="0.0946" calcext:value-type="float">
            <text:p>0.0946</text:p>
          </table:table-cell>
          <table:table-cell table:style-name="ce3" table:number-columns-repeated="3"/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10-3 47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3.7736" calcext:value-type="float">
            <text:p>3.7736</text:p>
          </table:table-cell>
          <table:table-cell office:value-type="float" office:value="0.4084" calcext:value-type="float">
            <text:p>0.4084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c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4.6272" calcext:value-type="float">
            <text:p>4.6272</text:p>
          </table:table-cell>
          <table:table-cell office:value-type="float" office:value="0.6059" calcext:value-type="float">
            <text:p>0.60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1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2.9834" calcext:value-type="float">
            <text:p>2.9834</text:p>
          </table:table-cell>
          <table:table-cell office:value-type="float" office:value="0.7353" calcext:value-type="float">
            <text:p>0.735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2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4.304" calcext:value-type="float">
            <text:p>4.304</text:p>
          </table:table-cell>
          <table:table-cell office:value-type="float" office:value="0.4437" calcext:value-type="float">
            <text:p>0.4437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0-3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3.5406" calcext:value-type="float">
            <text:p>3.5406</text:p>
          </table:table-cell>
          <table:table-cell office:value-type="float" office:value="0.4402" calcext:value-type="float">
            <text:p>0.4402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1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2.3359" calcext:value-type="float">
            <text:p>2.3359</text:p>
          </table:table-cell>
          <table:table-cell office:value-type="float" office:value="0.5348" calcext:value-type="float">
            <text:p>0.534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2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9882" calcext:value-type="float">
            <text:p>1.9882</text:p>
          </table:table-cell>
          <table:table-cell office:value-type="float" office:value="0.5359" calcext:value-type="float">
            <text:p>0.53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3-3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2.2541" calcext:value-type="float">
            <text:p>2.2541</text:p>
          </table:table-cell>
          <table:table-cell office:value-type="float" office:value="0.2362" calcext:value-type="float">
            <text:p>0.2362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1 43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5125" calcext:value-type="float">
            <text:p>1.5125</text:p>
          </table:table-cell>
          <table:table-cell office:value-type="float" office:value="0.2338" calcext:value-type="float">
            <text:p>0.2338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2 43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6498" calcext:value-type="float">
            <text:p>1.6498</text:p>
          </table:table-cell>
          <table:table-cell office:value-type="float" office:value="0.313" calcext:value-type="float">
            <text:p>0.313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3-3 43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3.1353" calcext:value-type="float">
            <text:p>3.1353</text:p>
          </table:table-cell>
          <table:table-cell office:value-type="float" office:value="0.3059" calcext:value-type="float">
            <text:p>0.3059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1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3.3287" calcext:value-type="float">
            <text:p>3.3287</text:p>
          </table:table-cell>
          <table:table-cell office:value-type="float" office:value="0.3526" calcext:value-type="float">
            <text:p>0.352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2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2.5988" calcext:value-type="float">
            <text:p>2.5988</text:p>
          </table:table-cell>
          <table:table-cell office:value-type="float" office:value="0.3583" calcext:value-type="float">
            <text:p>0.358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10-3 35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3725" calcext:value-type="float">
            <text:p>1.3725</text:p>
          </table:table-cell>
          <table:table-cell office:value-type="float" office:value="0.0697" calcext:value-type="float">
            <text:p>0.069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1 47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2416" calcext:value-type="float">
            <text:p>1.2416</text:p>
          </table:table-cell>
          <table:table-cell office:value-type="float" office:value="0.0827" calcext:value-type="float">
            <text:p>0.082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2 47° C</text:p>
          </table:table-cell>
          <table:table-cell table:number-columns-repeated="21"/>
        </table:table-row>
        <table:table-row table:style-name="ro6">
          <table:table-cell table:number-columns-repeated="7"/>
          <table:table-cell office:value-type="float" office:value="1.3301" calcext:value-type="float">
            <text:p>1.3301</text:p>
          </table:table-cell>
          <table:table-cell office:value-type="float" office:value="0.0788" calcext:value-type="float">
            <text:p>0.0788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10-3 47° C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0:32:00.502512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03:47.390623383</meta:creation-date>
    <dc:date>2021-04-30T10:41:03.092965815</dc:date>
    <meta:editing-duration>PT9M49S</meta:editing-duration>
    <meta:editing-cycles>3</meta:editing-cycles>
    <meta:generator>LibreOffice/6.0.7.3$Linux_X86_64 LibreOffice_project/00m0$Build-3</meta:generator>
    <meta:document-statistic meta:table-count="1" meta:cell-count="512" meta:object-count="0"/>
  </office:meta>
</office:document-meta>
</file>